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8pt" style:font-size-asian="8pt" style:font-size-complex="8pt"/>
    </style:style>
    <style:style style:name="P2" style:family="paragraph" style:parent-style-name="Standard">
      <style:text-properties style:font-name="Courier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Courier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Courier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Courier" fo:font-size="8pt" style:font-size-asian="8pt" style:font-size-complex="8pt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  <style:style style:name="T4" style:family="text">
      <style:text-properties fo:background-color="#00ff00"/>
    </style:style>
    <style:style style:name="T5" style:family="text">
      <style:text-properties style:use-window-font-color="true" fo:background-color="transparent"/>
    </style:style>
    <style:style style:name="T6" style:family="text">
      <style:text-properties fo:background-color="#ffff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er</text:p>
      <text:p text:style-name="P1"/>
      <text:p text:style-name="P1">Transfer <text:s text:c="4"/>--&gt; Unacked <text:span text:style-name="T7">oder</text:span> Acked</text:p>
      <text:p text:style-name="P1"/>
      <text:p text:style-name="P1">Unacked <text:s text:c="5"/>--&gt; Message</text:p>
      <text:p text:style-name="P1"/>
      <text:p text:style-name="P1">Message <text:s text:c="5"/>--&gt; Header <text:span text:style-name="T7">und</text:span> Command <text:span text:style-name="T7">und</text:span> Checksum</text:p>
      <text:p text:style-name="P1"/>
      <text:p text:style-name="P1">Acked <text:s text:c="7"/>--&gt; Request <text:span text:style-name="T7">und</text:span><text:span text:style-name="T8"> </text:span>Response</text:p>
      <text:p text:style-name="P1"/>
      <text:p text:style-name="P1">Header <text:s text:c="6"/>--&gt; Start <text:span text:style-name="T7">und</text:span> Address <text:span text:style-name="T7">und</text:span> Type</text:p>
      <text:p text:style-name="P1"/>
      <text:p text:style-name="P1">Request <text:s text:c="5"/>--&gt; Header <text:span text:style-name="T7">und</text:span> Parameter <text:span text:style-name="T7">und</text:span> Checksum</text:p>
      <text:p text:style-name="P1"/>
      <text:p text:style-name="P1">Start <text:s text:c="7"/>--&gt; <text:span text:style-name="T7">0x10</text:span></text:p>
      <text:p text:style-name="P1"/>
      <text:p text:style-name="P1">Address <text:s text:c="5"/>--&gt; Batterie1<text:span text:style-name="T7"> oder </text:span><text:span text:style-name="T8">Batterie2</text:span><text:span text:style-name="T7"> oder </text:span><text:span text:style-name="T8">Batterie3</text:span><text:span text:style-name="T7"> oder </text:span><text:span text:style-name="T8">Broadcast</text:span></text:p>
      <text:p text:style-name="P2"/>
      <text:p text:style-name="P1"><text:span text:style-name="T8">Batterie1 <text:s text:c="3"/>--&gt; </text:span><text:span text:style-name="T7">0x31</text:span></text:p>
      <text:p text:style-name="P4"/>
      <text:p text:style-name="P1"><text:span text:style-name="T8">Batterie2 <text:s text:c="3"/>--&gt; </text:span><text:span text:style-name="T7">0x32</text:span></text:p>
      <text:p text:style-name="P4"/>
      <text:p text:style-name="P1"><text:span text:style-name="T8">Batterie3 <text:s text:c="3"/>--&gt; </text:span><text:span text:style-name="T7">0x34</text:span></text:p>
      <text:p text:style-name="P4"/>
      <text:p text:style-name="P1"><text:span text:style-name="T8">Broadcast <text:s text:c="3"/>--&gt; </text:span><text:span text:style-name="T7">0xff</text:span></text:p>
      <text:p text:style-name="P4"/>
      <text:p text:style-name="P2">Type <text:s text:c="8"/>--&gt; RequestType <text:span text:style-name="T7">oder</text:span> ResponseType <text:span text:style-name="T7">oder</text:span> MessageType</text:p>
      <text:p text:style-name="P2"/>
      <text:p text:style-name="P2">RequestType <text:s/>--&gt; <text:span text:style-name="T7">0x42</text:span></text:p>
      <text:p text:style-name="P2"/>
      <text:p text:style-name="P2">ResponseType --&gt; <text:span text:style-name="T7">0x48</text:span></text:p>
      <text:p text:style-name="P2"/>
      <text:p text:style-name="P2">MessageType <text:s/>--&gt; <text:span text:style-name="T7">0x24</text:span></text:p>
      <text:p text:style-name="P1"/>
      <text:p text:style-name="P1">Response <text:s text:c="4"/>--&gt; Header <text:span text:style-name="T7">und</text:span> Data <text:span text:style-name="T7">und</text:span> Checksum</text:p>
      <text:p text:style-name="P1"/>
      <text:p text:style-name="P1">Data <text:s text:c="8"/>--&gt; QCounter <text:span text:style-name="T7">oder</text:span> MaxBatT <text:span text:style-name="T7">oder</text:span> ProgRev <text:span text:style-name="T7">oder</text:span> dState <text:span text:style-name="T7">oder</text:span> LadeI <text:span text:style-name="T7">oder</text:span> FahrI <text:span text:style-name="T7">oder</text:span> <text:s text:c="3"/></text:p>
      <text:p text:style-name="P1"><text:s text:c="17"/>SollLadeU <text:span text:style-name="T7">oder</text:span> Leistung <text:span text:style-name="T7">oder</text:span> BatT <text:span text:style-name="T7">oder</text:span> FINFO <text:span text:style-name="T7">oder</text:span> SymU <text:span text:style-name="T7">oder</text:span> TeilU <text:span text:style-name="T7">oder</text:span> Temp <text:span text:style-name="T7">oder</text:span> </text:p>
      <text:p text:style-name="P1"><text:s text:c="17"/>UmgT <text:span text:style-name="T7">oder</text:span> MaxQ <text:span text:style-name="T7">oder</text:span> EntQ <text:span text:style-name="T7">oder</text:span> SymI</text:p>
      <text:p text:style-name="P1"/>
      <text:p text:style-name="P1">Qcounter <text:s text:c="4"/>--&gt; Strom <text:span text:style-name="T7">und</text:span> Spannung <text:span text:style-name="T7">und</text:span> Kapazität</text:p>
      <text:p text:style-name="P1"/>
      <text:p text:style-name="P1">MaxBatT <text:s text:c="5"/>--&gt; Strom und Spannung und </text:p>
      <text:p text:style-name="P1"/>
      <text:p text:style-name="P1">ProgRev <text:s text:c="5"/>--&gt; Strom <text:span text:style-name="T7">und</text:span> Spannung <text:span text:style-name="T7">und</text:span> Revision</text:p>
      <text:p text:style-name="P1"/>
      <text:p text:style-name="P1">LadeI <text:s text:c="7"/>--&gt; </text:p>
      <text:p text:style-name="P1"/>
      <text:p text:style-name="P1">FahrI <text:s text:c="7"/>--&gt; </text:p>
      <text:p text:style-name="P1"/>
      <text:p text:style-name="P1">10 32 42 <text:span text:style-name="T6">27</text:span> <text:span text:style-name="T4">65</text:span><text:span text:style-name="T5"><text:tab/><text:tab/></text:span>10 32 48 80 <text:span text:style-name="T1">ff ff</text:span> <text:span text:style-name="T2">88 57</text:span> <text:span text:style-name="T3">28</text:span> <text:span text:style-name="T4">3f</text:span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28T21:35:21</meta:creation-date>
    <dc:date>2008-03-02T20:26:23</dc:date>
    <meta:editing-cycles>20</meta:editing-cycles>
    <meta:editing-duration>PT1H20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133" meta:character-count="1052"/>
  </office:meta>
</office:document-meta>
</file>